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04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services2.hdb.gov.sg/webapp/BB33RTIS/images/sort.gif" draw:style-name="gr1" draw:text-style-name="P1" svg:width="0.1453in" svg:height="0.135in" svg:x="0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  <draw:frame draw:z-index="1" draw:name="https://services2.hdb.gov.sg/webapp/BB33RTIS/images/sort.gif" draw:style-name="gr1" draw:text-style-name="P1" svg:width="0.1453in" svg:height="0.135in" svg:x="8.889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  <draw:frame draw:z-index="2" draw:name="https://services2.hdb.gov.sg/webapp/BB33RTIS/images/sort.gif" draw:style-name="gr1" draw:text-style-name="P1" svg:width="0.1453in" svg:height="0.135in" svg:x="9.778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  <draw:frame draw:z-index="3" draw:name="https://services2.hdb.gov.sg/webapp/BB33RTIS/images/sort.gif" draw:style-name="gr1" draw:text-style-name="P1" svg:width="0.1453in" svg:height="0.135in" svg:x="11.722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  <draw:frame draw:z-index="4" draw:name="https://services2.hdb.gov.sg/webapp/BB33RTIS/images/sort.gif" draw:style-name="gr1" draw:text-style-name="P1" svg:width="0.1453in" svg:height="0.135in" svg:x="12.4445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  <draw:frame draw:z-index="5" draw:name="https://services2.hdb.gov.sg/webapp/BB33RTIS/images/sort.gif" draw:style-name="gr1" draw:text-style-name="P1" svg:width="0.1453in" svg:height="0.135in" svg:x="13.3335in" svg:y="0in">
            <draw:image xlink:href="https://services2.hdb.gov.sg/webapp/BB33RTIS/images/sort.gif" xlink:type="simple" xlink:show="embed" xlink:actuate="onLoad" draw:mime-type="image/gif">
              <text:p/>
            </draw:image>
          </draw:frame>
        </table:shapes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lease</text:p>
          </table:table-cell>
          <table:table-cell table:style-name="ce3" office:value-type="string" calcext:value-type="string">
            <text:p>price</text:p>
          </table:table-cell>
          <table:table-cell table:style-name="ce4" office:value-type="string" calcext:value-type="string">
            <text:p>date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2 months </text:p>
          </table:table-cell>
          <table:table-cell table:style-name="ce3" office:value-type="currency" office:currency="USD" office:value="300500" calcext:value-type="currency">
            <text:p>$300,5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1 years</text:p>
            <text:p>9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22 to 24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B',%20'Woodlands%20Ave%206');" xlink:type="simple">693B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45000" calcext:value-type="currency">
            <text:p>$445,0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C',%20'Woodlands%20Dr%2062');" xlink:type="simple">694C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50000" calcext:value-type="currency">
            <text:p>$450,0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5',%20'Woodlands%20St%2013');" xlink:type="simple">14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0 years</text:p>
            <text:p>11 months </text:p>
          </table:table-cell>
          <table:table-cell table:style-name="ce3" office:value-type="currency" office:currency="USD" office:value="362000" calcext:value-type="currency">
            <text:p>$362,000.00</text:p>
          </table:table-cell>
          <table:table-cell table:style-name="ce4" office:value-type="date" office:date-value="2023-05-01" calcext:value-type="date">
            <text:p>05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0 years</text:p>
            <text:p>4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3 months </text:p>
          </table:table-cell>
          <table:table-cell table:style-name="ce3" office:value-type="currency" office:currency="USD" office:value="320000" calcext:value-type="currency">
            <text:p>$320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1 month </text:p>
          </table:table-cell>
          <table:table-cell table:style-name="ce3" office:value-type="currency" office:currency="USD" office:value="335000" calcext:value-type="currency">
            <text:p>$33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</table:table-cell>
          <table:table-cell table:style-name="ce3" office:value-type="currency" office:currency="USD" office:value="335000" calcext:value-type="currency">
            <text:p>$33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',%20'Marsiling%20Lane');" xlink:type="simple">13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399128" calcext:value-type="currency">
            <text:p>$399,128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16 to 18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22000" calcext:value-type="currency">
            <text:p>$422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31 to 33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4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28 to 30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28000" calcext:value-type="currency">
            <text:p>$428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7B',%20'Woodlands%20Dr%2050');" xlink:type="simple">887B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0 years</text:p>
            <text:p>10 months </text:p>
          </table:table-cell>
          <table:table-cell table:style-name="ce3" office:value-type="currency" office:currency="USD" office:value="488000" calcext:value-type="currency">
            <text:p>$488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58000" calcext:value-type="currency">
            <text:p>$458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C',%20'Woodlands%20Dr%2062');" xlink:type="simple">694C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D',%20'Woodlands%20Dr%2062');" xlink:type="simple">694D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01',%20'Woodlands%20St%2013');" xlink:type="simple">10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 month </text:p>
          </table:table-cell>
          <table:table-cell table:style-name="ce3" office:value-type="currency" office:currency="USD" office:value="362000" calcext:value-type="currency">
            <text:p>$362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9',%20'Woodlands%20St%2013');" xlink:type="simple">14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0 years</text:p>
            <text:p>11 months </text:p>
          </table:table-cell>
          <table:table-cell table:style-name="ce3" office:value-type="currency" office:currency="USD" office:value="352000" calcext:value-type="currency">
            <text:p>$352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7',%20'Woodlands%20St%2013');" xlink:type="simple">157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</table:table-cell>
          <table:table-cell table:style-name="ce3" office:value-type="currency" office:currency="USD" office:value="385000" calcext:value-type="currency">
            <text:p>$38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8',%20'Woodlands%20St%2013');" xlink:type="simple">15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2 months </text:p>
          </table:table-cell>
          <table:table-cell table:style-name="ce3" office:value-type="currency" office:currency="USD" office:value="372000" calcext:value-type="currency">
            <text:p>$372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9',%20'Woodlands%20St%2013');" xlink:type="simple">15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1 month </text:p>
          </table:table-cell>
          <table:table-cell table:style-name="ce3" office:value-type="currency" office:currency="USD" office:value="372000" calcext:value-type="currency">
            <text:p>$372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0',%20'Woodlands%20St%2031');" xlink:type="simple">310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5 months </text:p>
          </table:table-cell>
          <table:table-cell table:style-name="ce3" office:value-type="currency" office:currency="USD" office:value="388888" calcext:value-type="currency">
            <text:p>$388,888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1',%20'Woodlands%20St%2031');" xlink:type="simple">311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6 months </text:p>
          </table:table-cell>
          <table:table-cell table:style-name="ce3" office:value-type="currency" office:currency="USD" office:value="375000" calcext:value-type="currency">
            <text:p>$375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8',%20'Woodlands%20St%2031');" xlink:type="simple">318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8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8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411',%20'Woodlands%20St%2041');" xlink:type="simple">411</text:a></text:p>
          </table:table-cell>
          <table:table-cell table:style-name="ce1" office:value-type="string" calcext:value-type="string">
            <text:p> Woodlands St 4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  <text:p>5 months </text:p>
          </table:table-cell>
          <table:table-cell table:style-name="ce3" office:value-type="currency" office:currency="USD" office:value="358000" calcext:value-type="currency">
            <text:p>$358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20',%20'Woodlands%20St%2082');" xlink:type="simple">820</text:a></text:p>
          </table:table-cell>
          <table:table-cell table:style-name="ce1" office:value-type="string" calcext:value-type="string">
            <text:p> Woodlands St 8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</table:table-cell>
          <table:table-cell table:style-name="ce3" office:value-type="currency" office:currency="USD" office:value="363000" calcext:value-type="currency">
            <text:p>$363,000.00</text:p>
          </table:table-cell>
          <table:table-cell table:style-name="ce4" office:value-type="date" office:date-value="2023-04-01" calcext:value-type="date">
            <text:p>04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0 years</text:p>
            <text:p>4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',%20'Marsiling%20Dr');" xlink:type="simple">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1 years</text:p>
            <text:p>10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8 months </text:p>
          </table:table-cell>
          <table:table-cell table:style-name="ce3" office:value-type="currency" office:currency="USD" office:value="308000" calcext:value-type="currency">
            <text:p>$308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',%20'Marsiling%20Lane');" xlink:type="simple">12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</table:table-cell>
          <table:table-cell table:style-name="ce3" office:value-type="currency" office:currency="USD" office:value="308000" calcext:value-type="currency">
            <text:p>$308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4 months </text:p>
          </table:table-cell>
          <table:table-cell table:style-name="ce3" office:value-type="currency" office:currency="USD" office:value="390000" calcext:value-type="currency">
            <text:p>$39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5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C',%20'Woodlands%20Ave%206');" xlink:type="simple">693C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C',%20'Woodlands%20Ave%206');" xlink:type="simple">693C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7 months </text:p>
          </table:table-cell>
          <table:table-cell table:style-name="ce3" office:value-type="currency" office:currency="USD" office:value="452000" calcext:value-type="currency">
            <text:p>$452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2D',%20'Woodlands%20Cres');" xlink:type="simple">782D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4 months </text:p>
          </table:table-cell>
          <table:table-cell table:style-name="ce3" office:value-type="currency" office:currency="USD" office:value="418000" calcext:value-type="currency">
            <text:p>$418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4 months </text:p>
          </table:table-cell>
          <table:table-cell table:style-name="ce3" office:value-type="currency" office:currency="USD" office:value="423000" calcext:value-type="currency">
            <text:p>$423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4 months </text:p>
          </table:table-cell>
          <table:table-cell table:style-name="ce3" office:value-type="currency" office:currency="USD" office:value="445500" calcext:value-type="currency">
            <text:p>$445,5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3 months </text:p>
          </table:table-cell>
          <table:table-cell table:style-name="ce3" office:value-type="currency" office:currency="USD" office:value="433000" calcext:value-type="currency">
            <text:p>$433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50000" calcext:value-type="currency">
            <text:p>$45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D',%20'Woodlands%20Dr%2062');" xlink:type="simple">694D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7 months </text:p>
          </table:table-cell>
          <table:table-cell table:style-name="ce3" office:value-type="currency" office:currency="USD" office:value="434000" calcext:value-type="currency">
            <text:p>$434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17A',%20'Woodlands%20Dr%2070');" xlink:type="simple">717A</text:a></text:p>
          </table:table-cell>
          <table:table-cell table:style-name="ce1" office:value-type="string" calcext:value-type="string">
            <text:p> Woodlands Dr 70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1.00</text:p>
            <text:p>Model A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93 years</text:p>
            <text:p>10 months </text:p>
          </table:table-cell>
          <table:table-cell table:style-name="ce3" office:value-type="currency" office:currency="USD" office:value="428000" calcext:value-type="currency">
            <text:p>$428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17B',%20'Woodlands%20Dr%2070');" xlink:type="simple">717B</text:a></text:p>
          </table:table-cell>
          <table:table-cell table:style-name="ce1" office:value-type="string" calcext:value-type="string">
            <text:p> Woodlands Dr 70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1.00</text:p>
            <text:p>Model A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93 years</text:p>
            <text:p>9 months </text:p>
          </table:table-cell>
          <table:table-cell table:style-name="ce3" office:value-type="currency" office:currency="USD" office:value="490000" calcext:value-type="currency">
            <text:p>$49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6',%20'Woodlands%20St%2013');" xlink:type="simple">146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</table:table-cell>
          <table:table-cell table:style-name="ce3" office:value-type="currency" office:currency="USD" office:value="370000" calcext:value-type="currency">
            <text:p>$37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9',%20'Woodlands%20St%2013');" xlink:type="simple">15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3 months </text:p>
          </table:table-cell>
          <table:table-cell table:style-name="ce3" office:value-type="currency" office:currency="USD" office:value="390000" calcext:value-type="currency">
            <text:p>$39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66',%20'Woodlands%20St%2013');" xlink:type="simple">166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62 years</text:p>
            <text:p>6 months </text:p>
          </table:table-cell>
          <table:table-cell table:style-name="ce3" office:value-type="currency" office:currency="USD" office:value="325000" calcext:value-type="currency">
            <text:p>$325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02A',%20'Woodlands%20St%2031');" xlink:type="simple">302A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92 years</text:p>
            <text:p>7 months </text:p>
          </table:table-cell>
          <table:table-cell table:style-name="ce3" office:value-type="currency" office:currency="USD" office:value="455000" calcext:value-type="currency">
            <text:p>$455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0',%20'Woodlands%20St%2031');" xlink:type="simple">310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6 months </text:p>
          </table:table-cell>
          <table:table-cell table:style-name="ce3" office:value-type="currency" office:currency="USD" office:value="382000" calcext:value-type="currency">
            <text:p>$382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1',%20'Woodlands%20St%2031');" xlink:type="simple">311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7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3',%20'Woodlands%20St%2031');" xlink:type="simple">313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8 months </text:p>
          </table:table-cell>
          <table:table-cell table:style-name="ce3" office:value-type="currency" office:currency="USD" office:value="403000" calcext:value-type="currency">
            <text:p>$403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6',%20'Woodlands%20St%2031');" xlink:type="simple">316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1 month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18',%20'Woodlands%20St%2082');" xlink:type="simple">818</text:a></text:p>
          </table:table-cell>
          <table:table-cell table:style-name="ce1" office:value-type="string" calcext:value-type="string">
            <text:p> Woodlands St 8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New Generati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70 years</text:p>
            <text:p>10 months </text:p>
          </table:table-cell>
          <table:table-cell table:style-name="ce3" office:value-type="currency" office:currency="USD" office:value="360000" calcext:value-type="currency">
            <text:p>$360,000.00</text:p>
          </table:table-cell>
          <table:table-cell table:style-name="ce4" office:value-type="date" office:date-value="2023-03-01" calcext:value-type="date">
            <text:p>03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6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4 months </text:p>
          </table:table-cell>
          <table:table-cell table:style-name="ce3" office:value-type="currency" office:currency="USD" office:value="385000" calcext:value-type="currency">
            <text:p>$38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0',%20'Marsiling%20Dr');" xlink:type="simple">30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3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1',%20'Marsiling%20Dr');" xlink:type="simple">3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4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',%20'Marsiling%20Lane');" xlink:type="simple">12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2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9',%20'Marsiling%20Lane');" xlink:type="simple">19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63 years</text:p>
            <text:p>3 months </text:p>
          </table:table-cell>
          <table:table-cell table:style-name="ce3" office:value-type="currency" office:currency="USD" office:value="318000" calcext:value-type="currency">
            <text:p>$318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B',%20'Marsiling%20Rd');" xlink:type="simple">180B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6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B',%20'Marsiling%20Rd');" xlink:type="simple">180B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16 to 18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6 months </text:p>
          </table:table-cell>
          <table:table-cell table:style-name="ce3" office:value-type="currency" office:currency="USD" office:value="405000" calcext:value-type="currency">
            <text:p>$40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2D',%20'Woodlands%20Cres');" xlink:type="simple">782D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4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A',%20'Woodlands%20Dr%2016');" xlink:type="simple">574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55000" calcext:value-type="currency">
            <text:p>$45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64000" calcext:value-type="currency">
            <text:p>$464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D',%20'Woodlands%20Dr%2050');" xlink:type="simple">886D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2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B',%20'Woodlands%20Dr%2062');" xlink:type="simple">694B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B',%20'Woodlands%20Dr%2062');" xlink:type="simple">694B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47000" calcext:value-type="currency">
            <text:p>$447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5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01',%20'Woodlands%20St%2013');" xlink:type="simple">10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8',%20'Woodlands%20St%2013');" xlink:type="simple">14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2 months </text:p>
          </table:table-cell>
          <table:table-cell table:style-name="ce3" office:value-type="currency" office:currency="USD" office:value="357000" calcext:value-type="currency">
            <text:p>$357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9',%20'Woodlands%20St%2013');" xlink:type="simple">14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2 months </text:p>
          </table:table-cell>
          <table:table-cell table:style-name="ce3" office:value-type="currency" office:currency="USD" office:value="367000" calcext:value-type="currency">
            <text:p>$367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2',%20'Woodlands%20St%2013');" xlink:type="simple">152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2 months </text:p>
          </table:table-cell>
          <table:table-cell table:style-name="ce3" office:value-type="currency" office:currency="USD" office:value="364000" calcext:value-type="currency">
            <text:p>$364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7',%20'Woodlands%20St%2013');" xlink:type="simple">157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 month </text:p>
          </table:table-cell>
          <table:table-cell table:style-name="ce3" office:value-type="currency" office:currency="USD" office:value="368000" calcext:value-type="currency">
            <text:p>$368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61',%20'Woodlands%20St%2013');" xlink:type="simple">16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3 months </text:p>
          </table:table-cell>
          <table:table-cell table:style-name="ce3" office:value-type="currency" office:currency="USD" office:value="408000" calcext:value-type="currency">
            <text:p>$408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02A',%20'Woodlands%20St%2031');" xlink:type="simple">302A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92 years</text:p>
            <text:p>9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0',%20'Woodlands%20St%2031');" xlink:type="simple">310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8 months </text:p>
          </table:table-cell>
          <table:table-cell table:style-name="ce3" office:value-type="currency" office:currency="USD" office:value="375000" calcext:value-type="currency">
            <text:p>$375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7',%20'Woodlands%20St%2031');" xlink:type="simple">317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4 months </text:p>
          </table:table-cell>
          <table:table-cell table:style-name="ce3" office:value-type="currency" office:currency="USD" office:value="360000" calcext:value-type="currency">
            <text:p>$36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834',%20'Woodlands%20St%2083');" xlink:type="simple">834</text:a></text:p>
          </table:table-cell>
          <table:table-cell table:style-name="ce1" office:value-type="string" calcext:value-type="string">
            <text:p> Woodlands St 83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70 years</text:p>
            <text:p>3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3-02-01" calcext:value-type="date">
            <text:p>02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0 years</text:p>
            <text:p>7 months </text:p>
          </table:table-cell>
          <table:table-cell table:style-name="ce3" office:value-type="currency" office:currency="USD" office:value="312000" calcext:value-type="currency">
            <text:p>$312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',%20'Marsiling%20Dr');" xlink:type="simple">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1 month </text:p>
          </table:table-cell>
          <table:table-cell table:style-name="ce3" office:value-type="currency" office:currency="USD" office:value="330000" calcext:value-type="currency">
            <text:p>$33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6 months </text:p>
          </table:table-cell>
          <table:table-cell table:style-name="ce3" office:value-type="currency" office:currency="USD" office:value="298000" calcext:value-type="currency">
            <text:p>$298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0',%20'Marsiling%20Dr');" xlink:type="simple">30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4 months </text:p>
          </table:table-cell>
          <table:table-cell table:style-name="ce3" office:value-type="currency" office:currency="USD" office:value="349000" calcext:value-type="currency">
            <text:p>$349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2',%20'Marsiling%20Dr');" xlink:type="simple">20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6 months </text:p>
          </table:table-cell>
          <table:table-cell table:style-name="ce3" office:value-type="currency" office:currency="USD" office:value="320000" calcext:value-type="currency">
            <text:p>$32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4 months </text:p>
          </table:table-cell>
          <table:table-cell table:style-name="ce3" office:value-type="currency" office:currency="USD" office:value="325000" calcext:value-type="currency">
            <text:p>$32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5 months </text:p>
          </table:table-cell>
          <table:table-cell table:style-name="ce3" office:value-type="currency" office:currency="USD" office:value="325000" calcext:value-type="currency">
            <text:p>$32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',%20'Marsiling%20Lane');" xlink:type="simple">12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3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',%20'Marsiling%20Lane');" xlink:type="simple">13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76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3 months </text:p>
          </table:table-cell>
          <table:table-cell table:style-name="ce3" office:value-type="currency" office:currency="USD" office:value="348888" calcext:value-type="currency">
            <text:p>$348,888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7 months </text:p>
          </table:table-cell>
          <table:table-cell table:style-name="ce3" office:value-type="currency" office:currency="USD" office:value="390000" calcext:value-type="currency">
            <text:p>$39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5',%20'Marsiling%20Rise');" xlink:type="simple">125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 month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A',%20'Woodlands%20Ave%201');" xlink:type="simple">570A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89 years</text:p>
            <text:p>11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1C',%20'Woodlands%20Ave%201');" xlink:type="simple">571C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89 years</text:p>
            <text:p>11 months </text:p>
          </table:table-cell>
          <table:table-cell table:style-name="ce3" office:value-type="currency" office:currency="USD" office:value="408000" calcext:value-type="currency">
            <text:p>$408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18000" calcext:value-type="currency">
            <text:p>$418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6888" calcext:value-type="currency">
            <text:p>$426,888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B',%20'Woodlands%20Ave%206');" xlink:type="simple">693B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C',%20'Woodlands%20Ave%206');" xlink:type="simple">693C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8000" calcext:value-type="currency">
            <text:p>$428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6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7B',%20'Woodlands%20Dr%2050');" xlink:type="simple">887B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2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48000" calcext:value-type="currency">
            <text:p>$448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7 months </text:p>
          </table:table-cell>
          <table:table-cell table:style-name="ce3" office:value-type="currency" office:currency="USD" office:value="405000" calcext:value-type="currency">
            <text:p>$40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8',%20'Woodlands%20St%2013');" xlink:type="simple">14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9',%20'Woodlands%20St%2013');" xlink:type="simple">14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9',%20'Woodlands%20St%2031');" xlink:type="simple">319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4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49',%20'Woodlands%20St%2082');" xlink:type="simple">849</text:a></text:p>
          </table:table-cell>
          <table:table-cell table:style-name="ce1" office:value-type="string" calcext:value-type="string">
            <text:p> Woodlands St 8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  <text:p>6 months </text:p>
          </table:table-cell>
          <table:table-cell table:style-name="ce3" office:value-type="currency" office:currency="USD" office:value="365088" calcext:value-type="currency">
            <text:p>$365,088.00</text:p>
          </table:table-cell>
          <table:table-cell table:style-name="ce4" office:value-type="date" office:date-value="2023-01-01" calcext:value-type="date">
            <text:p>01/01/23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2',%20'Marsiling%20Dr');" xlink:type="simple">2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7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</table:table-cell>
          <table:table-cell table:style-name="ce3" office:value-type="currency" office:currency="USD" office:value="307000" calcext:value-type="currency">
            <text:p>$307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2',%20'Marsiling%20Dr');" xlink:type="simple">3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56 years</text:p>
            <text:p>2 months </text:p>
          </table:table-cell>
          <table:table-cell table:style-name="ce3" office:value-type="currency" office:currency="USD" office:value="338000" calcext:value-type="currency">
            <text:p>$33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6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',%20'Marsiling%20Lane');" xlink:type="simple">12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5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A',%20'Marsiling%20Lane');" xlink:type="simple">12A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25 to 27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89 years</text:p>
            <text:p>7 months </text:p>
          </table:table-cell>
          <table:table-cell table:style-name="ce3" office:value-type="currency" office:currency="USD" office:value="422888" calcext:value-type="currency">
            <text:p>$422,888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2 months </text:p>
          </table:table-cell>
          <table:table-cell table:style-name="ce3" office:value-type="currency" office:currency="USD" office:value="285000" calcext:value-type="currency">
            <text:p>$28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2 months </text:p>
          </table:table-cell>
          <table:table-cell table:style-name="ce3" office:value-type="currency" office:currency="USD" office:value="302000" calcext:value-type="currency">
            <text:p>$302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2 months </text:p>
          </table:table-cell>
          <table:table-cell table:style-name="ce3" office:value-type="currency" office:currency="USD" office:value="295000" calcext:value-type="currency">
            <text:p>$29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2 months </text:p>
          </table:table-cell>
          <table:table-cell table:style-name="ce3" office:value-type="currency" office:currency="USD" office:value="320000" calcext:value-type="currency">
            <text:p>$32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B',%20'Woodlands%20Ave%201');" xlink:type="simple">570B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  <text:p>1 month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B',%20'Woodlands%20Ave%201');" xlink:type="simple">570B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</table:table-cell>
          <table:table-cell table:style-name="ce3" office:value-type="currency" office:currency="USD" office:value="440000" calcext:value-type="currency">
            <text:p>$44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1C',%20'Woodlands%20Ave%201');" xlink:type="simple">571C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50000" calcext:value-type="currency">
            <text:p>$45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62000" calcext:value-type="currency">
            <text:p>$462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B',%20'Woodlands%20Ave%206');" xlink:type="simple">693B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17000" calcext:value-type="currency">
            <text:p>$417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A',%20'Woodlands%20Cres');" xlink:type="simple">780A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9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B',%20'Woodlands%20Cres');" xlink:type="simple">780B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8 months </text:p>
          </table:table-cell>
          <table:table-cell table:style-name="ce3" office:value-type="currency" office:currency="USD" office:value="417000" calcext:value-type="currency">
            <text:p>$417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F',%20'Woodlands%20Cres');" xlink:type="simple">780F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8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A',%20'Woodlands%20Dr%2016');" xlink:type="simple">573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B',%20'Woodlands%20Dr%2016');" xlink:type="simple">573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7 months </text:p>
          </table:table-cell>
          <table:table-cell table:style-name="ce3" office:value-type="currency" office:currency="USD" office:value="375000" calcext:value-type="currency">
            <text:p>$37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B',%20'Woodlands%20Dr%2016');" xlink:type="simple">573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28000" calcext:value-type="currency">
            <text:p>$42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7 months </text:p>
          </table:table-cell>
          <table:table-cell table:style-name="ce3" office:value-type="currency" office:currency="USD" office:value="461688" calcext:value-type="currency">
            <text:p>$461,688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7B',%20'Woodlands%20Dr%2050');" xlink:type="simple">887B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7C',%20'Woodlands%20Dr%2050');" xlink:type="simple">887C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3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70000" calcext:value-type="currency">
            <text:p>$47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C',%20'Woodlands%20Dr%2062');" xlink:type="simple">694C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34000" calcext:value-type="currency">
            <text:p>$434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45000" calcext:value-type="currency">
            <text:p>$44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13000" calcext:value-type="currency">
            <text:p>$413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30000" calcext:value-type="currency">
            <text:p>$43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02',%20'Woodlands%20St%2013');" xlink:type="simple">102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58000" calcext:value-type="currency">
            <text:p>$35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5',%20'Woodlands%20St%2013');" xlink:type="simple">14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58000" calcext:value-type="currency">
            <text:p>$35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9',%20'Woodlands%20St%2013');" xlink:type="simple">14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48000" calcext:value-type="currency">
            <text:p>$34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5',%20'Woodlands%20St%2013');" xlink:type="simple">15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68000" calcext:value-type="currency">
            <text:p>$368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5',%20'Woodlands%20St%2013');" xlink:type="simple">15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61',%20'Woodlands%20St%2013');" xlink:type="simple">16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5 months </text:p>
          </table:table-cell>
          <table:table-cell table:style-name="ce3" office:value-type="currency" office:currency="USD" office:value="370000" calcext:value-type="currency">
            <text:p>$37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02A',%20'Woodlands%20St%2031');" xlink:type="simple">302A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25 to 27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92 years</text:p>
            <text:p>11 months </text:p>
          </table:table-cell>
          <table:table-cell table:style-name="ce3" office:value-type="currency" office:currency="USD" office:value="460000" calcext:value-type="currency">
            <text:p>$460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3',%20'Woodlands%20St%2031');" xlink:type="simple">313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10 months </text:p>
          </table:table-cell>
          <table:table-cell table:style-name="ce3" office:value-type="currency" office:currency="USD" office:value="377000" calcext:value-type="currency">
            <text:p>$377,000.00</text:p>
          </table:table-cell>
          <table:table-cell table:style-name="ce4" office:value-type="date" office:date-value="2022-12-01" calcext:value-type="date">
            <text:p>12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8 months </text:p>
          </table:table-cell>
          <table:table-cell table:style-name="ce3" office:value-type="currency" office:currency="USD" office:value="302000" calcext:value-type="currency">
            <text:p>$302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2',%20'Marsiling%20Dr');" xlink:type="simple">20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8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6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6 months </text:p>
          </table:table-cell>
          <table:table-cell table:style-name="ce3" office:value-type="currency" office:currency="USD" office:value="328000" calcext:value-type="currency">
            <text:p>$328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',%20'Marsiling%20Lane');" xlink:type="simple">12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6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5 months </text:p>
          </table:table-cell>
          <table:table-cell table:style-name="ce3" office:value-type="currency" office:currency="USD" office:value="362000" calcext:value-type="currency">
            <text:p>$362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A',%20'Marsiling%20Lane');" xlink:type="simple">12A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89 years</text:p>
            <text:p>8 months </text:p>
          </table:table-cell>
          <table:table-cell table:style-name="ce3" office:value-type="currency" office:currency="USD" office:value="421000" calcext:value-type="currency">
            <text:p>$421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4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',%20'Marsiling%20Lane');" xlink:type="simple">18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Improve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63 years</text:p>
            <text:p>7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9',%20'Marsiling%20Lane');" xlink:type="simple">19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63 years</text:p>
            <text:p>7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9',%20'Marsiling%20Rise');" xlink:type="simple">129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298000" calcext:value-type="currency">
            <text:p>$298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9',%20'Marsiling%20Rise');" xlink:type="simple">129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0',%20'Marsiling%20Rise');" xlink:type="simple">130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40000" calcext:value-type="currency">
            <text:p>$34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A',%20'Woodlands%20Dr%2016');" xlink:type="simple">573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3000" calcext:value-type="currency">
            <text:p>$423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08000" calcext:value-type="currency">
            <text:p>$408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46888" calcext:value-type="currency">
            <text:p>$446,888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48000" calcext:value-type="currency">
            <text:p>$448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A',%20'Woodlands%20Dr%2050');" xlink:type="simple">886A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4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7B',%20'Woodlands%20Dr%2050');" xlink:type="simple">887B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4 months </text:p>
          </table:table-cell>
          <table:table-cell table:style-name="ce3" office:value-type="currency" office:currency="USD" office:value="407000" calcext:value-type="currency">
            <text:p>$407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4A',%20'Woodlands%20Dr%2062');" xlink:type="simple">694A</text:a></text:p>
          </table:table-cell>
          <table:table-cell table:style-name="ce1" office:value-type="string" calcext:value-type="string">
            <text:p> Woodlands Dr 62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40000" calcext:value-type="currency">
            <text:p>$44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16000" calcext:value-type="currency">
            <text:p>$416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9',%20'Woodlands%20St%2013');" xlink:type="simple">149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66000" calcext:value-type="currency">
            <text:p>$366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1',%20'Woodlands%20St%2013');" xlink:type="simple">15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52000" calcext:value-type="currency">
            <text:p>$352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5',%20'Woodlands%20St%2013');" xlink:type="simple">15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7',%20'Woodlands%20St%2013');" xlink:type="simple">157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4',%20'Woodlands%20St%2031');" xlink:type="simple">314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11 months </text:p>
          </table:table-cell>
          <table:table-cell table:style-name="ce3" office:value-type="currency" office:currency="USD" office:value="390888" calcext:value-type="currency">
            <text:p>$390,888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6',%20'Woodlands%20St%2031');" xlink:type="simple">316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7 months </text:p>
          </table:table-cell>
          <table:table-cell table:style-name="ce3" office:value-type="currency" office:currency="USD" office:value="357500" calcext:value-type="currency">
            <text:p>$357,500.00</text:p>
          </table:table-cell>
          <table:table-cell table:style-name="ce4" office:value-type="date" office:date-value="2022-11-01" calcext:value-type="date">
            <text:p>11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1',%20'Marsiling%20Dr');" xlink:type="simple">3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8 months </text:p>
          </table:table-cell>
          <table:table-cell table:style-name="ce3" office:value-type="currency" office:currency="USD" office:value="308000" calcext:value-type="currency">
            <text:p>$308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2',%20'Marsiling%20Dr');" xlink:type="simple">20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9 months </text:p>
          </table:table-cell>
          <table:table-cell table:style-name="ce3" office:value-type="currency" office:currency="USD" office:value="288000" calcext:value-type="currency">
            <text:p>$288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7',%20'Marsiling%20Lane');" xlink:type="simple">17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5.00</text:p>
            <text:p>Improved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61 years</text:p>
            <text:p>1 month </text:p>
          </table:table-cell>
          <table:table-cell table:style-name="ce3" office:value-type="currency" office:currency="USD" office:value="330000" calcext:value-type="currency">
            <text:p>$33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9',%20'Marsiling%20Rise');" xlink:type="simple">129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93A',%20'Woodlands%20Ave%206');" xlink:type="simple">693A</text:a></text:p>
          </table:table-cell>
          <table:table-cell table:style-name="ce1" office:value-type="string" calcext:value-type="string">
            <text:p> Woodlands Ave 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B',%20'Woodlands%20Dr%2016');" xlink:type="simple">573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B',%20'Woodlands%20Dr%2016');" xlink:type="simple">573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C',%20'Woodlands%20Dr%2016');" xlink:type="simple">573C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9 months </text:p>
          </table:table-cell>
          <table:table-cell table:style-name="ce3" office:value-type="currency" office:currency="USD" office:value="445000" calcext:value-type="currency">
            <text:p>$445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01',%20'Woodlands%20St%2013');" xlink:type="simple">10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7 months </text:p>
          </table:table-cell>
          <table:table-cell table:style-name="ce3" office:value-type="currency" office:currency="USD" office:value="348000" calcext:value-type="currency">
            <text:p>$348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1',%20'Woodlands%20St%2013');" xlink:type="simple">15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6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8',%20'Woodlands%20St%2013');" xlink:type="simple">15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8 months </text:p>
          </table:table-cell>
          <table:table-cell table:style-name="ce3" office:value-type="currency" office:currency="USD" office:value="370000" calcext:value-type="currency">
            <text:p>$370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02A',%20'Woodlands%20St%2031');" xlink:type="simple">302A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93 years</text:p>
            <text:p>1 month </text:p>
          </table:table-cell>
          <table:table-cell table:style-name="ce3" office:value-type="currency" office:currency="USD" office:value="448000" calcext:value-type="currency">
            <text:p>$448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419',%20'Woodlands%20St%2041');" xlink:type="simple">419</text:a></text:p>
          </table:table-cell>
          <table:table-cell table:style-name="ce1" office:value-type="string" calcext:value-type="string">
            <text:p> Woodlands St 4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2 years</text:p>
            <text:p>1 month </text:p>
          </table:table-cell>
          <table:table-cell table:style-name="ce3" office:value-type="currency" office:currency="USD" office:value="365000" calcext:value-type="currency">
            <text:p>$365,000.00</text:p>
          </table:table-cell>
          <table:table-cell table:style-name="ce4" office:value-type="date" office:date-value="2022-10-01" calcext:value-type="date">
            <text:p>10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0 years</text:p>
            <text:p>11 months </text:p>
          </table:table-cell>
          <table:table-cell table:style-name="ce3" office:value-type="currency" office:currency="USD" office:value="288000" calcext:value-type="currency">
            <text:p>$288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0 years</text:p>
            <text:p>11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3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3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2',%20'Marsiling%20Dr');" xlink:type="simple">3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New Generation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56 years</text:p>
            <text:p>5 months </text:p>
          </table:table-cell>
          <table:table-cell table:style-name="ce3" office:value-type="currency" office:currency="USD" office:value="318000" calcext:value-type="currency">
            <text:p>$318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8 months </text:p>
          </table:table-cell>
          <table:table-cell table:style-name="ce3" office:value-type="currency" office:currency="USD" office:value="308888" calcext:value-type="currency">
            <text:p>$308,888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',%20'Marsiling%20Lane');" xlink:type="simple">13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6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7 months </text:p>
          </table:table-cell>
          <table:table-cell table:style-name="ce3" office:value-type="currency" office:currency="USD" office:value="330000" calcext:value-type="currency">
            <text:p>$33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4 months </text:p>
          </table:table-cell>
          <table:table-cell table:style-name="ce3" office:value-type="currency" office:currency="USD" office:value="280000" calcext:value-type="currency">
            <text:p>$28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5 months </text:p>
          </table:table-cell>
          <table:table-cell table:style-name="ce3" office:value-type="currency" office:currency="USD" office:value="290000" calcext:value-type="currency">
            <text:p>$29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7',%20'Marsiling%20Lane');" xlink:type="simple">17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5.00</text:p>
            <text:p>Improved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61 years</text:p>
            <text:p>3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9',%20'Marsiling%20Rise');" xlink:type="simple">129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28000" calcext:value-type="currency">
            <text:p>$328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26000" calcext:value-type="currency">
            <text:p>$326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4 months </text:p>
          </table:table-cell>
          <table:table-cell table:style-name="ce3" office:value-type="currency" office:currency="USD" office:value="335000" calcext:value-type="currency">
            <text:p>$33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32',%20'Marsiling%20Rise');" xlink:type="simple">132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  <text:p>8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F',%20'Woodlands%20Cres');" xlink:type="simple">780F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11 months </text:p>
          </table:table-cell>
          <table:table-cell table:style-name="ce3" office:value-type="currency" office:currency="USD" office:value="398500" calcext:value-type="currency">
            <text:p>$398,5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A',%20'Woodlands%20Dr%2016');" xlink:type="simple">573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A',%20'Woodlands%20Dr%2016');" xlink:type="simple">574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45000" calcext:value-type="currency">
            <text:p>$44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0 months </text:p>
          </table:table-cell>
          <table:table-cell table:style-name="ce3" office:value-type="currency" office:currency="USD" office:value="470000" calcext:value-type="currency">
            <text:p>$47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398000" calcext:value-type="currency">
            <text:p>$398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5B',%20'Woodlands%20Rise');" xlink:type="simple">785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05000" calcext:value-type="currency">
            <text:p>$405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60',%20'Woodlands%20St%2013');" xlink:type="simple">160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6 years</text:p>
            <text:p>9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3',%20'Woodlands%20St%2031');" xlink:type="simple">313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70 years</text:p>
            <text:p>1 month </text:p>
          </table:table-cell>
          <table:table-cell table:style-name="ce3" office:value-type="currency" office:currency="USD" office:value="340000" calcext:value-type="currency">
            <text:p>$340,000.00</text:p>
          </table:table-cell>
          <table:table-cell table:style-name="ce4" office:value-type="date" office:date-value="2022-09-01" calcext:value-type="date">
            <text:p>09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</table:table-cell>
          <table:table-cell table:style-name="ce3" office:value-type="currency" office:currency="USD" office:value="280000" calcext:value-type="currency">
            <text:p>$28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',%20'Marsiling%20Dr');" xlink:type="simple">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6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6 months </text:p>
          </table:table-cell>
          <table:table-cell table:style-name="ce3" office:value-type="currency" office:currency="USD" office:value="340000" calcext:value-type="currency">
            <text:p>$34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2',%20'Marsiling%20Dr');" xlink:type="simple">2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11 months </text:p>
          </table:table-cell>
          <table:table-cell table:style-name="ce3" office:value-type="currency" office:currency="USD" office:value="285000" calcext:value-type="currency">
            <text:p>$28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4 months </text:p>
          </table:table-cell>
          <table:table-cell table:style-name="ce3" office:value-type="currency" office:currency="USD" office:value="290000" calcext:value-type="currency">
            <text:p>$29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11 months </text:p>
          </table:table-cell>
          <table:table-cell table:style-name="ce3" office:value-type="currency" office:currency="USD" office:value="298000" calcext:value-type="currency">
            <text:p>$298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0',%20'Marsiling%20Dr');" xlink:type="simple">30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8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3 years</text:p>
            <text:p>9 months </text:p>
          </table:table-cell>
          <table:table-cell table:style-name="ce3" office:value-type="currency" office:currency="USD" office:value="345000" calcext:value-type="currency">
            <text:p>$34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9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9 months </text:p>
          </table:table-cell>
          <table:table-cell table:style-name="ce3" office:value-type="currency" office:currency="USD" office:value="324000" calcext:value-type="currency">
            <text:p>$324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6',%20'Marsiling%20Dr');" xlink:type="simple">20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9 months </text:p>
          </table:table-cell>
          <table:table-cell table:style-name="ce3" office:value-type="currency" office:currency="USD" office:value="318888" calcext:value-type="currency">
            <text:p>$318,888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A',%20'Marsiling%20Rd');" xlink:type="simple">180A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22 to 24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5',%20'Marsiling%20Rise');" xlink:type="simple">125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28000" calcext:value-type="currency">
            <text:p>$328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3A',%20'Woodlands%20Dr%2016');" xlink:type="simple">573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A',%20'Woodlands%20Dr%2016');" xlink:type="simple">574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A',%20'Woodlands%20Dr%2016');" xlink:type="simple">574A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5000" calcext:value-type="currency">
            <text:p>$41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35000" calcext:value-type="currency">
            <text:p>$43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4B',%20'Woodlands%20Dr%2016');" xlink:type="simple">574B</text:a></text:p>
          </table:table-cell>
          <table:table-cell table:style-name="ce1" office:value-type="string" calcext:value-type="string">
            <text:p> Woodlands Dr 16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50000" calcext:value-type="currency">
            <text:p>$45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A',%20'Woodlands%20Dr%2050');" xlink:type="simple">886A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7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B',%20'Woodlands%20Rise');" xlink:type="simple">784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 years</text:p>
            <text:p>11 months </text:p>
          </table:table-cell>
          <table:table-cell table:style-name="ce3" office:value-type="currency" office:currency="USD" office:value="412000" calcext:value-type="currency">
            <text:p>$412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</table:table-cell>
          <table:table-cell table:style-name="ce3" office:value-type="currency" office:currency="USD" office:value="425000" calcext:value-type="currency">
            <text:p>$42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11',%20'Woodlands%20St%2013');" xlink:type="simple">11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  <text:p>6 months </text:p>
          </table:table-cell>
          <table:table-cell table:style-name="ce3" office:value-type="currency" office:currency="USD" office:value="325000" calcext:value-type="currency">
            <text:p>$32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5',%20'Woodlands%20St%2013');" xlink:type="simple">14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8 months </text:p>
          </table:table-cell>
          <table:table-cell table:style-name="ce3" office:value-type="currency" office:currency="USD" office:value="348000" calcext:value-type="currency">
            <text:p>$348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5',%20'Woodlands%20St%2013');" xlink:type="simple">15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8 months 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66',%20'Woodlands%20St%2013');" xlink:type="simple">166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63 years</text:p>
            <text:p>3 months </text:p>
          </table:table-cell>
          <table:table-cell table:style-name="ce3" office:value-type="currency" office:currency="USD" office:value="382000" calcext:value-type="currency">
            <text:p>$382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6',%20'Woodlands%20St%2031');" xlink:type="simple">316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10 months </text:p>
          </table:table-cell>
          <table:table-cell table:style-name="ce3" office:value-type="currency" office:currency="USD" office:value="360000" calcext:value-type="currency">
            <text:p>$360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48',%20'Woodlands%20St%2082');" xlink:type="simple">848</text:a></text:p>
          </table:table-cell>
          <table:table-cell table:style-name="ce1" office:value-type="string" calcext:value-type="string">
            <text:p> Woodlands St 82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9.00</text:p>
            <text:p>New Generati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71 years</text:p>
            <text:p>8 months </text:p>
          </table:table-cell>
          <table:table-cell table:style-name="ce3" office:value-type="currency" office:currency="USD" office:value="335000" calcext:value-type="currency">
            <text:p>$335,000.00</text:p>
          </table:table-cell>
          <table:table-cell table:style-name="ce4" office:value-type="date" office:date-value="2022-08-01" calcext:value-type="date">
            <text:p>08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</table:table-cell>
          <table:table-cell table:style-name="ce3" office:value-type="currency" office:currency="USD" office:value="295000" calcext:value-type="currency">
            <text:p>$295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  <text:p>1 month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2',%20'Marsiling%20Dr');" xlink:type="simple">2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</table:table-cell>
          <table:table-cell table:style-name="ce3" office:value-type="currency" office:currency="USD" office:value="298000" calcext:value-type="currency">
            <text:p>$298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4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',%20'Marsiling%20Lane');" xlink:type="simple">13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76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9 months </text:p>
          </table:table-cell>
          <table:table-cell table:style-name="ce3" office:value-type="currency" office:currency="USD" office:value="333000" calcext:value-type="currency">
            <text:p>$333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7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7',%20'Marsiling%20Lane');" xlink:type="simple">17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61 years</text:p>
            <text:p>5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B',%20'Marsiling%20Rd');" xlink:type="simple">180B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1 month </text:p>
          </table:table-cell>
          <table:table-cell table:style-name="ce3" office:value-type="currency" office:currency="USD" office:value="379000" calcext:value-type="currency">
            <text:p>$379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0',%20'Marsiling%20Rise');" xlink:type="simple">130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7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7 months </text:p>
          </table:table-cell>
          <table:table-cell table:style-name="ce3" office:value-type="currency" office:currency="USD" office:value="285000" calcext:value-type="currency">
            <text:p>$285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31',%20'Marsiling%20Rise');" xlink:type="simple">131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9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7 months </text:p>
          </table:table-cell>
          <table:table-cell table:style-name="ce3" office:value-type="currency" office:currency="USD" office:value="320000" calcext:value-type="currency">
            <text:p>$32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A',%20'Woodlands%20Ave%201');" xlink:type="simple">570A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  <text:p>5 months </text:p>
          </table:table-cell>
          <table:table-cell table:style-name="ce3" office:value-type="currency" office:currency="USD" office:value="428000" calcext:value-type="currency">
            <text:p>$428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B',%20'Woodlands%20Ave%201');" xlink:type="simple">570B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  <text:p>5 months </text:p>
          </table:table-cell>
          <table:table-cell table:style-name="ce3" office:value-type="currency" office:currency="USD" office:value="365000" calcext:value-type="currency">
            <text:p>$365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A',%20'Woodlands%20Cres');" xlink:type="simple">780A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</table:table-cell>
          <table:table-cell table:style-name="ce3" office:value-type="currency" office:currency="USD" office:value="380000" calcext:value-type="currency">
            <text:p>$38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B',%20'Woodlands%20Cres');" xlink:type="simple">780B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1 month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C',%20'Woodlands%20Cres');" xlink:type="simple">780C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1 month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01',%20'Woodlands%20St%2013');" xlink:type="simple">101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1 months </text:p>
          </table:table-cell>
          <table:table-cell table:style-name="ce3" office:value-type="currency" office:currency="USD" office:value="370000" calcext:value-type="currency">
            <text:p>$370,000.00</text:p>
          </table:table-cell>
          <table:table-cell table:style-name="ce4" office:value-type="date" office:date-value="2022-07-01" calcext:value-type="date">
            <text:p>07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  <text:p>2 months </text:p>
          </table:table-cell>
          <table:table-cell table:style-name="ce3" office:value-type="currency" office:currency="USD" office:value="315000" calcext:value-type="currency">
            <text:p>$31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',%20'Marsiling%20Dr');" xlink:type="simple">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  <text:p>2 months 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',%20'Marsiling%20Dr');" xlink:type="simple">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8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1 month </text:p>
          </table:table-cell>
          <table:table-cell table:style-name="ce3" office:value-type="currency" office:currency="USD" office:value="295000" calcext:value-type="currency">
            <text:p>$29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1 month </text:p>
          </table:table-cell>
          <table:table-cell table:style-name="ce3" office:value-type="currency" office:currency="USD" office:value="337000" calcext:value-type="currency">
            <text:p>$337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',%20'Marsiling%20Lane');" xlink:type="simple">15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8 months </text:p>
          </table:table-cell>
          <table:table-cell table:style-name="ce3" office:value-type="currency" office:currency="USD" office:value="277000" calcext:value-type="currency">
            <text:p>$277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9',%20'Marsiling%20Lane');" xlink:type="simple">19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1.00</text:p>
            <text:p>Improve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63 years</text:p>
            <text:p>11 months </text:p>
          </table:table-cell>
          <table:table-cell table:style-name="ce3" office:value-type="currency" office:currency="USD" office:value="320000" calcext:value-type="currency">
            <text:p>$32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B',%20'Marsiling%20Rd');" xlink:type="simple">180B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28 to 30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2 months </text:p>
          </table:table-cell>
          <table:table-cell table:style-name="ce3" office:value-type="currency" office:currency="USD" office:value="440000" calcext:value-type="currency">
            <text:p>$44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1C',%20'Woodlands%20Ave%201');" xlink:type="simple">571C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  <text:p>6 months </text:p>
          </table:table-cell>
          <table:table-cell table:style-name="ce3" office:value-type="currency" office:currency="USD" office:value="385000" calcext:value-type="currency">
            <text:p>$38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A',%20'Woodlands%20Cres');" xlink:type="simple">780A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2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B',%20'Woodlands%20Dr%2050');" xlink:type="simple">886B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9 months </text:p>
          </table:table-cell>
          <table:table-cell table:style-name="ce3" office:value-type="currency" office:currency="USD" office:value="418888" calcext:value-type="currency">
            <text:p>$418,888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D',%20'Woodlands%20Dr%2050');" xlink:type="simple">886D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9 months </text:p>
          </table:table-cell>
          <table:table-cell table:style-name="ce3" office:value-type="currency" office:currency="USD" office:value="427000" calcext:value-type="currency">
            <text:p>$427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4C',%20'Woodlands%20Rise');" xlink:type="simple">784C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  <text:p>2 months </text:p>
          </table:table-cell>
          <table:table-cell table:style-name="ce3" office:value-type="currency" office:currency="USD" office:value="410000" calcext:value-type="currency">
            <text:p>$41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5B',%20'Woodlands%20Rise');" xlink:type="simple">785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  <text:p>2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5',%20'Woodlands%20St%2013');" xlink:type="simple">145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0 months </text:p>
          </table:table-cell>
          <table:table-cell table:style-name="ce3" office:value-type="currency" office:currency="USD" office:value="350000" calcext:value-type="currency">
            <text:p>$35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148',%20'Woodlands%20St%2013');" xlink:type="simple">14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0 months </text:p>
          </table:table-cell>
          <table:table-cell table:style-name="ce3" office:value-type="currency" office:currency="USD" office:value="328000" calcext:value-type="currency">
            <text:p>$328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2',%20'Woodlands%20St%2013');" xlink:type="simple">152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0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2',%20'Woodlands%20St%2013');" xlink:type="simple">152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10 months </text:p>
          </table:table-cell>
          <table:table-cell table:style-name="ce3" office:value-type="currency" office:currency="USD" office:value="355000" calcext:value-type="currency">
            <text:p>$355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02A',%20'Woodlands%20St%2031');" xlink:type="simple">302A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31 to 33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93 years</text:p>
            <text:p>5 months </text:p>
          </table:table-cell>
          <table:table-cell table:style-name="ce3" office:value-type="currency" office:currency="USD" office:value="490000" calcext:value-type="currency">
            <text:p>$49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319',%20'Woodlands%20St%2031');" xlink:type="simple">319</text:a></text:p>
          </table:table-cell>
          <table:table-cell table:style-name="ce1" office:value-type="string" calcext:value-type="string">
            <text:p> Woodlands St 31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69 years</text:p>
            <text:p>11 months </text:p>
          </table:table-cell>
          <table:table-cell table:style-name="ce3" office:value-type="currency" office:currency="USD" office:value="360000" calcext:value-type="currency">
            <text:p>$360,000.00</text:p>
          </table:table-cell>
          <table:table-cell table:style-name="ce4" office:value-type="date" office:date-value="2022-06-01" calcext:value-type="date">
            <text:p>06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212',%20'Marsiling%20Cres');" xlink:type="simple">212</text:a></text:p>
          </table:table-cell>
          <table:table-cell table:style-name="ce1" office:value-type="string" calcext:value-type="string">
            <text:p> Marsiling Cres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4.00</text:p>
            <text:p>Model A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59 years</text:p>
            <text:p>9 months </text:p>
          </table:table-cell>
          <table:table-cell table:style-name="ce3" office:value-type="currency" office:currency="USD" office:value="265000" calcext:value-type="currency">
            <text:p>$265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  <text:p>3 months </text:p>
          </table:table-cell>
          <table:table-cell table:style-name="ce3" office:value-type="currency" office:currency="USD" office:value="265000" calcext:value-type="currency">
            <text:p>$265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',%20'Marsiling%20Dr');" xlink:type="simple">1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51 years</text:p>
            <text:p>2 months </text:p>
          </table:table-cell>
          <table:table-cell table:style-name="ce3" office:value-type="currency" office:currency="USD" office:value="304000" calcext:value-type="currency">
            <text:p>$304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6',%20'Marsiling%20Dr');" xlink:type="simple">6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5.00</text:p>
            <text:p>Improved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52 years</text:p>
            <text:p>9 months </text:p>
          </table:table-cell>
          <table:table-cell table:style-name="ce3" office:value-type="currency" office:currency="USD" office:value="280000" calcext:value-type="currency">
            <text:p>$28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3',%20'Marsiling%20Dr');" xlink:type="simple">23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7 months </text:p>
          </table:table-cell>
          <table:table-cell table:style-name="ce3" office:value-type="currency" office:currency="USD" office:value="305000" calcext:value-type="currency">
            <text:p>$305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2 months </text:p>
          </table:table-cell>
          <table:table-cell table:style-name="ce3" office:value-type="currency" office:currency="USD" office:value="283000" calcext:value-type="currency">
            <text:p>$283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2 months </text:p>
          </table:table-cell>
          <table:table-cell table:style-name="ce3" office:value-type="currency" office:currency="USD" office:value="290000" calcext:value-type="currency">
            <text:p>$29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67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2 months </text:p>
          </table:table-cell>
          <table:table-cell table:style-name="ce3" office:value-type="currency" office:currency="USD" office:value="310000" calcext:value-type="currency">
            <text:p>$31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4',%20'Marsiling%20Dr');" xlink:type="simple">2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82.00</text:p>
            <text:p>New Generatio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54 years</text:p>
            <text:p>2 months </text:p>
          </table:table-cell>
          <table:table-cell table:style-name="ce3" office:value-type="currency" office:currency="USD" office:value="330000" calcext:value-type="currency">
            <text:p>$33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32',%20'Marsiling%20Dr');" xlink:type="simple">32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88.00</text:p>
            <text:p>New Generation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56 years</text:p>
            <text:p>8 months </text:p>
          </table:table-cell>
          <table:table-cell table:style-name="ce3" office:value-type="currency" office:currency="USD" office:value="353000" calcext:value-type="currency">
            <text:p>$353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204',%20'Marsiling%20Dr');" xlink:type="simple">204</text:a></text:p>
          </table:table-cell>
          <table:table-cell table:style-name="ce1" office:value-type="string" calcext:value-type="string">
            <text:p> Marsiling Dr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8.00</text:p>
            <text:p>New Generation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57 years</text:p>
            <text:p>11 months </text:p>
          </table:table-cell>
          <table:table-cell table:style-name="ce3" office:value-type="currency" office:currency="USD" office:value="316000" calcext:value-type="currency">
            <text:p>$316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7',%20'Marsiling%20Lane');" xlink:type="simple">17</text:a></text:p>
          </table:table-cell>
          <table:table-cell table:style-name="ce1" office:value-type="string" calcext:value-type="string">
            <text:p> Marsiling Lane</text:p>
          </table:table-cell>
          <table:table-cell table:style-name="ce1" office:value-type="string" calcext:value-type="string">
            <text:p>10 to 12</text:p>
          </table:table-cell>
          <table:table-cell table:style-name="ce1" office:value-type="string" calcext:value-type="string">
            <text:p>75.00</text:p>
            <text:p>Improved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61 years</text:p>
            <text:p>7 months </text:p>
          </table:table-cell>
          <table:table-cell table:style-name="ce3" office:value-type="currency" office:currency="USD" office:value="290000" calcext:value-type="currency">
            <text:p>$29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80B',%20'Marsiling%20Rd');" xlink:type="simple">180B</text:a></text:p>
          </table:table-cell>
          <table:table-cell table:style-name="ce1" office:value-type="string" calcext:value-type="string">
            <text:p> Marsiling Rd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6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3 months </text:p>
          </table:table-cell>
          <table:table-cell table:style-name="ce3" office:value-type="currency" office:currency="USD" office:value="365000" calcext:value-type="currency">
            <text:p>$365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29',%20'Marsiling%20Rise');" xlink:type="simple">129</text:a></text:p>
          </table:table-cell>
          <table:table-cell table:style-name="ce1" office:value-type="string" calcext:value-type="string">
            <text:p> Marsiling Rise</text:p>
          </table:table-cell>
          <table:table-cell table:style-name="ce1" office:value-type="string" calcext:value-type="string">
            <text:p>01 to 03</text:p>
          </table:table-cell>
          <table:table-cell table:style-name="ce1" office:value-type="string" calcext:value-type="string">
            <text:p>60.00</text:p>
            <text:p>Improved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61 years</text:p>
            <text:p>8 months </text:p>
          </table:table-cell>
          <table:table-cell table:style-name="ce3" office:value-type="currency" office:currency="USD" office:value="248888" calcext:value-type="currency">
            <text:p>$248,888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570A',%20'Woodlands%20Ave%201');" xlink:type="simple">570A</text:a></text:p>
          </table:table-cell>
          <table:table-cell table:style-name="ce1" office:value-type="string" calcext:value-type="string">
            <text:p> Woodlands Ave 1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90 years</text:p>
            <text:p>7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0B',%20'Woodlands%20Cres');" xlink:type="simple">780B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3 months </text:p>
          </table:table-cell>
          <table:table-cell table:style-name="ce3" office:value-type="currency" office:currency="USD" office:value="390000" calcext:value-type="currency">
            <text:p>$39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2C',%20'Woodlands%20Cres');" xlink:type="simple">782C</text:a></text:p>
          </table:table-cell>
          <table:table-cell table:style-name="ce1" office:value-type="string" calcext:value-type="string">
            <text:p> Woodlands Cres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7.00</text:p>
            <text:p>Model 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2 years</text:p>
            <text:p>2 months </text:p>
          </table:table-cell>
          <table:table-cell table:style-name="ce3" office:value-type="currency" office:currency="USD" office:value="395000" calcext:value-type="currency">
            <text:p>$395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a xlink:href="javascript:showAmenities('886A',%20'Woodlands%20Dr%2050');" xlink:type="simple">886A</text:a></text:p>
          </table:table-cell>
          <table:table-cell table:style-name="ce1" office:value-type="string" calcext:value-type="string">
            <text:p> Woodlands Dr 50</text:p>
          </table:table-cell>
          <table:table-cell table:style-name="ce1" office:value-type="string" calcext:value-type="string">
            <text:p>13 to 15</text:p>
          </table:table-cell>
          <table:table-cell table:style-name="ce1" office:value-type="string" calcext:value-type="string">
            <text:p>67.00</text:p>
            <text:p>Premium Apartment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91 years</text:p>
            <text:p>9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17A',%20'Woodlands%20Dr%2070');" xlink:type="simple">717A</text:a></text:p>
          </table:table-cell>
          <table:table-cell table:style-name="ce1" office:value-type="string" calcext:value-type="string">
            <text:p> Woodlands Dr 70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1.00</text:p>
            <text:p>Model A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94 years</text:p>
            <text:p>8 months </text:p>
          </table:table-cell>
          <table:table-cell table:style-name="ce3" office:value-type="currency" office:currency="USD" office:value="420000" calcext:value-type="currency">
            <text:p>$42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785B',%20'Woodlands%20Rise');" xlink:type="simple">785B</text:a></text:p>
          </table:table-cell>
          <table:table-cell table:style-name="ce1" office:value-type="string" calcext:value-type="string">
            <text:p> Woodlands Rise</text:p>
          </table:table-cell>
          <table:table-cell table:style-name="ce1" office:value-type="string" calcext:value-type="string">
            <text:p>07 to 09</text:p>
          </table:table-cell>
          <table:table-cell table:style-name="ce1" office:value-type="string" calcext:value-type="string">
            <text:p>68.00</text:p>
            <text:p>Model 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5 years</text:p>
            <text:p>3 months </text:p>
          </table:table-cell>
          <table:table-cell table:style-name="ce3" office:value-type="currency" office:currency="USD" office:value="400000" calcext:value-type="currency">
            <text:p>$400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<text:a xlink:href="javascript:showAmenities('158',%20'Woodlands%20St%2013');" xlink:type="simple">158</text:a></text:p>
          </table:table-cell>
          <table:table-cell table:style-name="ce1" office:value-type="string" calcext:value-type="string">
            <text:p> Woodlands St 13</text:p>
          </table:table-cell>
          <table:table-cell table:style-name="ce1" office:value-type="string" calcext:value-type="string">
            <text:p>04 to 06</text:p>
          </table:table-cell>
          <table:table-cell table:style-name="ce1" office:value-type="string" calcext:value-type="string">
            <text:p>73.00</text:p>
            <text:p>Model 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67 years</text:p>
            <text:p>1 month </text:p>
          </table:table-cell>
          <table:table-cell table:style-name="ce3" office:value-type="currency" office:currency="USD" office:value="358000" calcext:value-type="currency">
            <text:p>$358,000.00</text:p>
          </table:table-cell>
          <table:table-cell table:style-name="ce4" office:value-type="date" office:date-value="2022-05-01" calcext:value-type="date">
            <text:p>05/01/22</text:p>
          </table:table-cell>
          <table:table-cell table:number-columns-repeated="1008"/>
        </table:table-row>
        <table:table-row table:style-name="ro1" table:number-rows-repeated="104826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44:30.753243605</meta:creation-date>
    <dc:date>2023-05-09T22:51:19.160361495</dc:date>
    <meta:editing-duration>PT6M49S</meta:editing-duration>
    <meta:editing-cycles>1</meta:editing-cycles>
    <meta:document-statistic meta:table-count="1" meta:cell-count="2464" meta:object-count="6"/>
    <meta:generator>LibreOffice/7.3.7.2$Linux_X86_64 LibreOffice_project/30$Build-2</meta:generator>
  </office:meta>
</office:document-meta>
</file>